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7bde" officeooo:paragraph-rsid="00047bde" fo:background-color="#ffff9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047bde" officeooo:paragraph-rsid="00047bde" fo:background-color="#ffff99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47bde" officeooo:paragraph-rsid="0004d829" fo:background-color="#ffff99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55cb0" officeooo:paragraph-rsid="00055cb0" fo:background-color="#ffff99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2pt" fo:font-weight="bold" officeooo:rsid="00047bde" officeooo:paragraph-rsid="00047bde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64e9e" officeooo:paragraph-rsid="00064e9e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4d829" officeooo:paragraph-rsid="00047bde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55cb0" officeooo:paragraph-rsid="00055cb0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64e9e" officeooo:paragraph-rsid="00064e9e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6e8c9" officeooo:paragraph-rsid="0006e8c9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0b723a" officeooo:paragraph-rsid="000b723a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0f665" officeooo:paragraph-rsid="0010f665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10a3a" officeooo:paragraph-rsid="00110a3a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405f6" officeooo:paragraph-rsid="001405f6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bold" officeooo:rsid="00064e9e" officeooo:paragraph-rsid="00064e9e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bold" officeooo:rsid="0006e8c9" officeooo:paragraph-rsid="0006e8c9" fo:background-color="#fffff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bold" officeooo:rsid="000fcc7f" officeooo:paragraph-rsid="000fcc7f" fo:background-color="#ffffff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none" fo:font-weight="bold" officeooo:rsid="0010f665" officeooo:paragraph-rsid="0010f665" fo:background-color="#ffffff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none" fo:font-weight="bold" officeooo:rsid="001405f6" officeooo:paragraph-rsid="001405f6" fo:background-color="#ffffff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Mono" fo:font-size="10pt" style:text-underline-style="none" fo:font-weight="normal" officeooo:rsid="000b723a" officeooo:paragraph-rsid="000b723a" fo:background-color="#ffffff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Mono" fo:font-size="10pt" style:text-underline-style="none" fo:font-weight="normal" officeooo:rsid="0010f665" officeooo:paragraph-rsid="0010f665" fo:background-color="#ffffff" style:font-size-asian="10pt" style:font-weight-asian="normal" style:font-size-complex="10pt" style:font-weight-complex="normal"/>
    </style:style>
    <style:style style:name="P22" style:family="paragraph" style:parent-style-name="Standard">
      <style:text-properties officeooo:paragraph-rsid="001405f6"/>
    </style:style>
    <style:style style:name="P23" style:family="paragraph" style:parent-style-name="Standard">
      <style:text-properties officeooo:rsid="001705db" officeooo:paragraph-rsid="001705db"/>
    </style:style>
    <style:style style:name="P24" style:family="paragraph" style:parent-style-name="Standard">
      <style:text-properties fo:font-weight="normal" officeooo:rsid="00170774" officeooo:paragraph-rsid="001705db" style:font-weight-asian="normal" style:font-weight-complex="normal"/>
    </style:style>
    <style:style style:name="P25" style:family="paragraph" style:parent-style-name="Standard">
      <style:text-properties fo:font-weight="normal" officeooo:rsid="0017c3bb" officeooo:paragraph-rsid="0017c3bb" style:font-weight-asian="normal" style:font-weight-complex="normal"/>
    </style:style>
    <style:style style:name="P26" style:family="paragraph" style:parent-style-name="Standard">
      <style:text-properties fo:font-weight="normal" officeooo:rsid="0017c3bb" officeooo:paragraph-rsid="00184a9d" style:font-weight-asian="normal" style:font-weight-complex="normal"/>
    </style:style>
    <style:style style:name="P27" style:family="paragraph" style:parent-style-name="Standard">
      <style:text-properties fo:font-weight="normal" officeooo:rsid="0017c3bb" officeooo:paragraph-rsid="001c76ff" style:font-weight-asian="normal" style:font-weight-complex="normal"/>
    </style:style>
    <style:style style:name="P28" style:family="paragraph" style:parent-style-name="Standard">
      <style:text-properties fo:font-weight="normal" officeooo:rsid="001c76ff" officeooo:paragraph-rsid="001c76ff" style:font-weight-asian="normal" style:font-weight-complex="normal"/>
    </style:style>
    <style:style style:name="P29" style:family="paragraph" style:parent-style-name="Standard">
      <style:text-properties fo:font-weight="normal" officeooo:rsid="001d4e50" officeooo:paragraph-rsid="001d4e50" style:font-weight-asian="normal" style:font-weight-complex="normal"/>
    </style:style>
    <style:style style:name="P30" style:family="paragraph" style:parent-style-name="Standard">
      <style:text-properties fo:font-weight="normal" officeooo:rsid="001df890" officeooo:paragraph-rsid="001df890" style:font-weight-asian="normal" style:font-weight-complex="normal"/>
    </style:style>
    <style:style style:name="P31" style:family="paragraph" style:parent-style-name="Standard">
      <style:text-properties fo:font-weight="bold" officeooo:rsid="0017c3bb" officeooo:paragraph-rsid="0017c3bb" style:font-weight-asian="bold" style:font-weight-complex="bold"/>
    </style:style>
    <style:style style:name="P32" style:family="paragraph" style:parent-style-name="Standard">
      <style:text-properties fo:font-weight="bold" officeooo:rsid="001c76ff" officeooo:paragraph-rsid="001c76ff" style:font-weight-asian="bold" style:font-weight-complex="bold"/>
    </style:style>
    <style:style style:name="P33" style:family="paragraph" style:parent-style-name="Standard">
      <style:text-properties fo:font-weight="bold" officeooo:rsid="001d4e50" officeooo:paragraph-rsid="001d4e50" style:font-weight-asian="bold" style:font-weight-complex="bold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1532f8"/>
    </style:style>
    <style:style style:name="P35" style:family="paragraph" style:parent-style-name="Standard">
      <style:paragraph-properties fo:margin-top="0in" fo:margin-bottom="0.1965in" loext:contextual-spacing="false"/>
      <style:text-properties fo:font-weight="bold" officeooo:rsid="001705db" officeooo:paragraph-rsid="001705db" style:font-weight-asian="bold" style:font-weight-complex="bold"/>
    </style:style>
    <style:style style:name="P36" style:family="paragraph" style:parent-style-name="Standard">
      <style:paragraph-properties fo:margin-top="0in" fo:margin-bottom="0.1965in" loext:contextual-spacing="false"/>
      <style:text-properties fo:font-weight="normal" officeooo:rsid="001d4e50" officeooo:paragraph-rsid="001df890" style:font-weight-asian="normal" style:font-weight-complex="normal"/>
    </style:style>
    <style:style style:name="P37" style:family="paragraph" style:parent-style-name="Preformatted_20_Text">
      <style:paragraph-properties fo:margin-top="0in" fo:margin-bottom="0.1965in" loext:contextual-spacing="false"/>
    </style:style>
    <style:style style:name="P38" style:family="paragraph" style:parent-style-name="Preformatted_20_Text">
      <style:paragraph-properties fo:margin-top="0in" fo:margin-bottom="0.1965in" loext:contextual-spacing="false"/>
      <style:text-properties officeooo:paragraph-rsid="001405f6"/>
    </style:style>
    <style:style style:name="P39" style:family="paragraph" style:parent-style-name="Preformatted_20_Text">
      <style:text-properties fo:font-size="12pt" style:text-underline-style="none" fo:font-weight="normal" officeooo:rsid="001405f6" officeooo:paragraph-rsid="001405f6" fo:background-color="#ffffff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font-size="12pt" style:text-underline-style="none" fo:font-weight="normal" officeooo:rsid="001405f6" officeooo:paragraph-rsid="00236ff2" fo:background-color="#ffffff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fo:font-weight="normal" officeooo:rsid="0017c3bb" officeooo:paragraph-rsid="0017c3bb" style:font-weight-asian="normal" style:font-weight-complex="normal"/>
    </style:style>
    <style:style style:name="P42" style:family="paragraph" style:parent-style-name="Preformatted_20_Text">
      <style:text-properties fo:font-weight="normal" officeooo:rsid="001c76ff" officeooo:paragraph-rsid="001c76ff" style:font-weight-asian="normal" style:font-weight-complex="normal"/>
    </style:style>
    <style:style style:name="P43" style:family="paragraph" style:parent-style-name="Preformatted_20_Text">
      <style:text-properties fo:font-weight="normal" officeooo:rsid="001df890" officeooo:paragraph-rsid="001df890" style:font-weight-asian="normal" style:font-weight-complex="normal"/>
    </style:style>
    <style:style style:name="T1" style:family="text">
      <style:text-properties fo:font-size="12pt" fo:background-color="#ffffff" loext:char-shading-value="0" style:font-size-asian="12pt" style:font-size-complex="12pt"/>
    </style:style>
    <style:style style:name="T2" style:family="text">
      <style:text-properties fo:font-size="12pt" officeooo:rsid="0004d829" fo:background-color="#ffffff" loext:char-shading-value="0" style:font-size-asian="12pt" style:font-size-complex="12pt"/>
    </style:style>
    <style:style style:name="T3" style:family="text">
      <style:text-properties fo:font-size="12pt" officeooo:rsid="000623fd" fo:background-color="#ffffff" loext:char-shading-value="0" style:font-size-asian="12pt" style:font-size-complex="12pt"/>
    </style:style>
    <style:style style:name="T4" style:family="text">
      <style:text-properties fo:font-size="12pt" officeooo:rsid="002c1f25" fo:background-color="#ffffff" loext:char-shading-value="0" style:font-size-asian="12pt" style:font-size-complex="12pt"/>
    </style:style>
    <style:style style:name="T5" style:family="text">
      <style:text-properties fo:font-size="12pt" fo:font-weight="bold" fo:background-color="#ffffff" loext:char-shading-value="0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4d829" fo:background-color="#ffffff" loext:char-shading-value="0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055cb0" fo:background-color="#ffffff" loext:char-shading-value="0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623fd" fo:background-color="#ffffff" loext:char-shading-value="0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c1f25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fo:font-weight="normal" officeooo:rsid="0006e8c9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405f6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532f8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22ccfb" fo:background-color="#ffffff" loext:char-shading-value="0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27ce51" fo:background-color="#ffffff" loext:char-shading-value="0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2afaeb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bold" officeooo:rsid="0006e8c9" fo:background-color="#ffffff" loext:char-shading-value="0" style:font-size-asian="12pt" style:font-weight-asian="bold" style:font-size-complex="12pt" style:font-weight-complex="bold"/>
    </style:style>
    <style:style style:name="T17" style:family="text">
      <style:text-properties fo:font-size="12pt" style:text-underline-style="none" fo:font-weight="bold" officeooo:rsid="001405f6" fo:background-color="#ffffff" loext:char-shading-value="0" style:font-size-asian="12pt" style:font-weight-asian="bold" style:font-size-complex="12pt" style:font-weight-complex="bold"/>
    </style:style>
    <style:style style:name="T18" style:family="text">
      <style:text-properties fo:font-size="12pt" style:text-underline-style="none" fo:font-weight="bold" officeooo:rsid="001532f8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font-size="12pt" style:text-underline-style="none" fo:font-weight="bold" officeooo:rsid="002afaeb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font-size="12pt" style:text-underline-style="none" fo:background-color="#ffffff" loext:char-shading-value="0" style:font-size-asian="12pt" style:font-size-complex="12pt"/>
    </style:style>
    <style:style style:name="T21" style:family="text">
      <style:text-properties fo:font-size="12pt" style:text-underline-style="none" officeooo:rsid="001532f8" fo:background-color="#ffffff" loext:char-shading-value="0" style:font-size-asian="12pt" style:font-size-complex="12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b723a" style:font-weight-asian="normal" style:font-weight-complex="normal"/>
    </style:style>
    <style:style style:name="T24" style:family="text">
      <style:text-properties fo:font-weight="normal" officeooo:rsid="00170774" style:font-weight-asian="normal" style:font-weight-complex="normal"/>
    </style:style>
    <style:style style:name="T25" style:family="text">
      <style:text-properties fo:font-weight="normal" officeooo:rsid="00219b00" style:font-weight-asian="normal" style:font-weight-complex="normal"/>
    </style:style>
    <style:style style:name="T26" style:family="text">
      <style:text-properties fo:font-weight="normal" officeooo:rsid="002e9fe7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6e8c9" style:font-weight-asian="bold" style:font-weight-complex="bold"/>
    </style:style>
    <style:style style:name="T29" style:family="text">
      <style:text-properties fo:font-weight="bold" officeooo:rsid="000ce035" style:font-weight-asian="bold" style:font-weight-complex="bold"/>
    </style:style>
    <style:style style:name="T30" style:family="text">
      <style:text-properties fo:font-weight="bold" officeooo:rsid="00170774" style:font-weight-asian="bold" style:font-weight-complex="bold"/>
    </style:style>
    <style:style style:name="T31" style:family="text">
      <style:text-properties fo:font-weight="bold" officeooo:rsid="00184a9d" style:font-weight-asian="bold" style:font-weight-complex="bold"/>
    </style:style>
    <style:style style:name="T32" style:family="text">
      <style:text-properties fo:font-weight="bold" officeooo:rsid="001a0b52" style:font-weight-asian="bold" style:font-weight-complex="bold"/>
    </style:style>
    <style:style style:name="T33" style:family="text">
      <style:text-properties fo:font-weight="bold" officeooo:rsid="001bae83" style:font-weight-asian="bold" style:font-weight-complex="bold"/>
    </style:style>
    <style:style style:name="T34" style:family="text">
      <style:text-properties fo:font-weight="bold" officeooo:rsid="001c76ff" style:font-weight-asian="bold" style:font-weight-complex="bold"/>
    </style:style>
    <style:style style:name="T35" style:family="text">
      <style:text-properties fo:font-weight="bold" officeooo:rsid="001d4e50" style:font-weight-asian="bold" style:font-weight-complex="bold"/>
    </style:style>
    <style:style style:name="T36" style:family="text">
      <style:text-properties fo:font-weight="bold" officeooo:rsid="001df890" style:font-weight-asian="bold" style:font-weight-complex="bold"/>
    </style:style>
    <style:style style:name="T37" style:family="text">
      <style:text-properties fo:font-weight="bold" officeooo:rsid="001f5fe9" style:font-weight-asian="bold" style:font-weight-complex="bold"/>
    </style:style>
    <style:style style:name="T38" style:family="text">
      <style:text-properties fo:font-weight="bold" officeooo:rsid="0028452a" style:font-weight-asian="bold" style:font-weight-complex="bold"/>
    </style:style>
    <style:style style:name="T39" style:family="text">
      <style:text-properties officeooo:rsid="0006e8c9"/>
    </style:style>
    <style:style style:name="T40" style:family="text">
      <style:text-properties officeooo:rsid="0008ee78"/>
    </style:style>
    <style:style style:name="T41" style:family="text">
      <style:text-properties officeooo:rsid="000ce035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0pt" officeooo:rsid="00236ff2" style:font-size-asian="10pt" style:font-size-complex="10pt"/>
    </style:style>
    <style:style style:name="T44" style:family="text">
      <style:text-properties fo:font-size="10pt" officeooo:rsid="00244cbd" style:font-size-asian="10pt" style:font-size-complex="10pt"/>
    </style:style>
    <style:style style:name="T45" style:family="text">
      <style:text-properties fo:font-size="10pt" style:text-underline-style="none" fo:font-weight="normal" officeooo:rsid="001405f6" fo:background-color="#ffffff" loext:char-shading-value="0" style:font-size-asian="10pt" style:font-weight-asian="normal" style:font-size-complex="10pt" style:font-weight-complex="normal"/>
    </style:style>
    <style:style style:name="T46" style:family="text">
      <style:text-properties fo:font-size="10pt" style:text-underline-style="none" fo:font-weight="normal" officeooo:rsid="00244cbd" fo:background-color="#ffffff" loext:char-shading-value="0" style:font-size-asian="10pt" style:font-weight-asian="normal" style:font-size-complex="10pt" style:font-weight-complex="normal"/>
    </style:style>
    <style:style style:name="T47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8" style:family="text">
      <style:text-properties officeooo:rsid="001275ca"/>
    </style:style>
    <style:style style:name="T49" style:family="text">
      <style:text-properties officeooo:rsid="001705db"/>
    </style:style>
    <style:style style:name="T50" style:family="text">
      <style:text-properties officeooo:rsid="00184a9d"/>
    </style:style>
    <style:style style:name="T51" style:family="text">
      <style:text-properties officeooo:rsid="001a0b52"/>
    </style:style>
    <style:style style:name="T52" style:family="text">
      <style:text-properties officeooo:rsid="001bae83"/>
    </style:style>
    <style:style style:name="T53" style:family="text">
      <style:text-properties officeooo:rsid="001c76ff"/>
    </style:style>
    <style:style style:name="T54" style:family="text">
      <style:text-properties officeooo:rsid="001d4e50"/>
    </style:style>
    <style:style style:name="T55" style:family="text">
      <style:text-properties officeooo:rsid="001df890"/>
    </style:style>
    <style:style style:name="T56" style:family="text">
      <style:text-properties style:font-name="Liberation Serif" officeooo:rsid="001df890"/>
    </style:style>
    <style:style style:name="T57" style:family="text">
      <style:text-properties officeooo:rsid="001f5fe9"/>
    </style:style>
    <style:style style:name="T58" style:family="text">
      <style:text-properties officeooo:rsid="0021195c"/>
    </style:style>
    <style:style style:name="T59" style:family="text">
      <style:text-properties officeooo:rsid="00219b00"/>
    </style:style>
    <style:style style:name="T60" style:family="text">
      <style:text-properties officeooo:rsid="0024a828"/>
    </style:style>
    <style:style style:name="T61" style:family="text">
      <style:text-properties officeooo:rsid="00260075"/>
    </style:style>
    <style:style style:name="T62" style:family="text">
      <style:text-properties officeooo:rsid="0028452a"/>
    </style:style>
    <style:style style:name="T63" style:family="text">
      <style:text-properties officeooo:rsid="002e9f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tification Java S<text:span text:style-name="T58">E</text:span> 7 Programmer I: Working with Inheritance (Trabalhando com herança)</text:p>
      <text:p text:style-name="P1"/>
      <text:p text:style-name="P1"/>
      <text:p text:style-name="P5">1 Implement inheritance (Implementando Herança)</text:p>
      <text:p text:style-name="P1"/>
      <text:p text:style-name="P5">DICAS</text:p>
      <text:p text:style-name="P1"/>
      <text:p text:style-name="P2"><text:span text:style-name="T1">- uma classe </text:span><text:span text:style-name="T5">não pode herdar mais de uma classe</text:span><text:span text:style-name="T1">;</text:span></text:p>
      <text:p text:style-name="P2"><text:span text:style-name="T1">- </text:span><text:span text:style-name="T4">classes </text:span><text:span text:style-name="T9">FINAL</text:span><text:span text:style-name="T4"> significam que a classe não pode ser herdada;</text:span></text:p>
      <text:p text:style-name="P2"><text:span text:style-name="T4">- se tratando de métodos, não podem ser </text:span><text:span text:style-name="T9">FINAL</text:span><text:span text:style-name="T4"> e </text:span><text:span text:style-name="T9">STATIC</text:span><text:span text:style-name="T4"> ao mesmo tempo;</text:span></text:p>
      <text:p text:style-name="P2"><text:span text:style-name="T1">- classes </text:span><text:span text:style-name="T5">FINAL </text:span><text:span text:style-name="T1">não podem ser herdadas;</text:span></text:p>
      <text:p text:style-name="P2"><text:span text:style-name="T1">- </text:span><text:span text:style-name="T3">classes </text:span><text:span text:style-name="T8">FINAL</text:span><text:span text:style-name="T3"> podem herdar;</text:span></text:p>
      <text:p text:style-name="P2"><text:span text:style-name="T1">- </text:span><text:span text:style-name="T2">atributos e métodos </text:span><text:span text:style-name="T6">privados não podem ser acessado</text:span><text:span text:style-name="T7">s</text:span><text:span text:style-name="T6"> </text:span><text:span text:style-name="T2">de fora da classe;</text:span></text:p>
      <text:p text:style-name="P7">- método estático não é herdado;</text:p>
      <text:p text:style-name="P7">- métodos estáticos de classes herdadas, podem ser acessadas, mas não reescritas, porém é possível criar novo método com assinatura igual ao do método estático;</text:p>
      <text:p text:style-name="P3"><text:span text:style-name="T2">- na herança, o construtor </text:span><text:span text:style-name="T6">padrão </text:span><text:span text:style-name="T2">é chamado pela classe que herda. </text:span><text:span text:style-name="T3">Caso seja escrito um construtor no PAI</text:span><text:span text:style-name="T2">, o </text:span><text:span text:style-name="T3">filho terá de chamar um construtor existente, </text:span><text:span text:style-name="T8">pois o padrão não existe mais</text:span><text:span text:style-name="T3">;</text:span></text:p>
      <text:p text:style-name="P4"><text:span text:style-name="T2">- </text:span><text:span text:style-name="T1">heranças </text:span><text:span text:style-name="T5">não podem fazer um ciclo</text:span><text:span text:style-name="T1">;</text:span></text:p>
      <text:p text:style-name="P4"><text:span text:style-name="T1">- </text:span><text:span text:style-name="T5">construtores privados podem ser herdados e acessados normalmente</text:span><text:span text:style-name="T1">;</text:span></text:p>
      <text:p text:style-name="P8"/>
      <text:p text:style-name="P8"/>
      <text:p text:style-name="P8"/>
      <text:p text:style-name="P6">2 Develop code that demonstrates the use of polymorphism <text:span text:style-name="T40">(Desenvolva código que demonstre o uso de polimorfismo)</text:span></text:p>
      <text:p text:style-name="P6"/>
      <text:p text:style-name="P6"><text:tab/><text:span text:style-name="T22">Conceito de reescrita é herdar uma classe e sobreescrever o comportamento de um método herdado.</text:span></text:p>
      <text:p text:style-name="P6"/>
      <text:p text:style-name="P15">DICAS</text:p>
      <text:p text:style-name="P15"/>
      <text:p text:style-name="P15">- <text:span text:style-name="T23">ao declarar uma variável de um tipo, e instanciá-la usando um tipo mais específico, os métodos e atributos que serão herdados serão os do </text:span><text:span text:style-name="T26">tipo </text:span><text:span text:style-name="T23">da variável de instância. Ex:</text:span></text:p>
      <text:p text:style-name="P15"/>
      <text:p text:style-name="P20">Veiculo v = new Carro(); // será usado os métodos e atributos da classe <text:span text:style-name="T59">Veiculo</text:span></text:p>
      <text:p text:style-name="P20"/>
      <text:p text:style-name="P9">- <text:span text:style-name="T27">sobreescrita/rescrita </text:span>é quando um método é herdado em uma classe filha, com <text:span text:style-name="T27">exatamente</text:span> a mesma assinatura e ordem dos parâmetros do método pai, somente se alterando seu comportamento (corpo);</text:p>
      <text:p text:style-name="P9">- <text:span text:style-name="T27">sobrecarga </text:span>é quando se tem o mesmo método com mesmo nome, somente com parâmetros diferentes;</text:p>
      <text:p text:style-name="P9">- <text:span text:style-name="T39">para </text:span><text:span text:style-name="T28">sobreescrever</text:span><text:span text:style-name="T39"> um método, a visibilidade do método herdado deve ser pelo menos a mesma, ou mais visível;</text:span></text:p>
      <text:p text:style-name="P9">- <text:span text:style-name="T39">se um método for </text:span><text:span text:style-name="T28">final</text:span><text:span text:style-name="T39">, o mesmo não pode ser herdado;</text:span></text:p>
      <text:p text:style-name="P9">- <text:span text:style-name="T28">throws</text:span><text:span text:style-name="T39"> devem ser iguais, ou mais específicos;</text:span></text:p>
      <text:p text:style-name="P9">- <text:span text:style-name="T41">retorno covariante (ex: retorno da classe mãe retorna List, e a classe que herda retorna ArrayList, é válido/herança) não </text:span><text:span text:style-name="T29">vale para tipos primitivos</text:span><text:span text:style-name="T41">;</text:span></text:p>
      <text:p text:style-name="P9"/>
      <text:p text:style-name="P9"/>
      <text:p text:style-name="P16">Interfaces</text:p>
      <text:p text:style-name="P16"/>
      <text:p text:style-name="P16">DICAS</text:p>
      <text:p text:style-name="P16"/>
      <text:p text:style-name="Standard"><text:span text:style-name="T10">- métodos por padrão são </text:span><text:span text:style-name="T16">abstratos</text:span><text:span text:style-name="T10"> e </text:span><text:span text:style-name="T16">públicos</text:span><text:span text:style-name="T10">;</text:span></text:p>
      <text:p text:style-name="Standard"><text:span text:style-name="T10">- </text:span><text:span text:style-name="T15">métodos </text:span><text:span text:style-name="T19">abstratos</text:span><text:span text:style-name="T15"> não podem ser </text:span><text:span text:style-name="T19">final</text:span><text:span text:style-name="T15">;</text:span></text:p>
      <text:p text:style-name="Standard"><text:span text:style-name="T10">- </text:span><text:span text:style-name="T14">interfaces podem ter método estáticos, mas estes devem ter corpo/implementação;</text:span></text:p>
      <text:p text:style-name="P10">- <text:span text:style-name="T62">seus métodos não podem ser </text:span><text:span text:style-name="T38">default</text:span><text:span text:style-name="T62"> e </text:span><text:span text:style-name="T38">static</text:span><text:span text:style-name="T62"> ao mesmo tempo, pois método </text:span><text:span text:style-name="T38">default </text:span><text:span text:style-name="T62">é sempre um método de instância;</text:span></text:p>
      <text:p text:style-name="P10">- devem ser implementados caso uma classe implemente esta interface;</text:p>
      <text:p text:style-name="P10"><text:soft-page-break/>- caso seja especificado um modificador de acesso diferente de public no método de uma interface, dará erro de compilação;</text:p>
      <text:p text:style-name="P11"/>
      <text:p text:style-name="P11"/>
      <text:p text:style-name="P11"/>
      <text:p text:style-name="P17">3 Differentiate between the type of a reference and the type of an object (Diferencie entre o tipo referência e o tipo de um objeto)</text:p>
      <text:p text:style-name="P17"/>
      <text:p text:style-name="P18">DICAS</text:p>
      <text:p text:style-name="P18"/>
      <text:p text:style-name="P12">- chamadas à métodos e variáveis membro usando o polimorfismo: só serão acessíveis os métodos e variáveis membro da variável <text:span text:style-name="T27">referência</text:span>, mesmo que seja dado um new em uma classe mais específica. Ex:</text:p>
      <text:p text:style-name="P12"/>
      <text:p text:style-name="P21">class Veiculo {</text:p>
      <text:p text:style-name="P21"><text:s text:c="4"/>public void liga() {}</text:p>
      <text:p text:style-name="P21">}</text:p>
      <text:p text:style-name="P21"/>
      <text:p text:style-name="P21">class Carro extends Veiculo {</text:p>
      <text:p text:style-name="P21"><text:s text:c="4"/>public void mudaMarcha() {}</text:p>
      <text:p text:style-name="P21">}</text:p>
      <text:p text:style-name="P21"/>
      <text:p text:style-name="P21">Veiculo v = new Veiculo();</text:p>
      <text:p text:style-name="P21">v.liga(); // ok</text:p>
      <text:p text:style-name="P21"/>
      <text:p text:style-name="P21">Carro c = new Carro();</text:p>
      <text:p text:style-name="P21">c.mudaMarcha(); // ok</text:p>
      <text:p text:style-name="P21"/>
      <text:p text:style-name="P21">Veiculo v2 = c;</text:p>
      <text:p text:style-name="P21">v2.liga(); // ok</text:p>
      <text:p text:style-name="P21">v2.mudaMarcha(); // não compila, pois não foi definido na classe Veiculo</text:p>
      <text:p text:style-name="P12"/>
      <text:p text:style-name="P13">- <text:span text:style-name="T27">o compilador só encherga os métodos e atributos de classe das variáveis de referência, não da instancia de classe</text:span> ( <text:span text:style-name="T47">new Xxxx();</text:span><text:span text:style-name="T27"> </text:span>);</text:p>
      <text:p text:style-name="P13">- <text:span text:style-name="T48">tomar cuidado com pacotes;</text:span></text:p>
      <text:p text:style-name="P13"/>
      <text:p text:style-name="P13"/>
      <text:p text:style-name="P13"/>
      <text:p text:style-name="P19">4 Determine when cast is necessary (Determine quando é necessário usar o cast)</text:p>
      <text:p text:style-name="P19"/>
      <text:p text:style-name="P14"><text:tab/>O compilador só conhece os tipos das variáveis, não seus valores.</text:p>
      <text:p text:style-name="P19"/>
      <text:p text:style-name="P39"><text:span text:style-name="Source_20_Text"><text:span text:style-name="T42"><text:s text:c="5"/>Veiculo v = new Carro();</text:span></text:span></text:p>
      <text:p text:style-name="P37"><text:span text:style-name="Source_20_Text"><text:span text:style-name="T42"><text:s text:c="5"/>Moto m = v;</text:span></text:span></text:p>
      <text:p text:style-name="P22"><text:span text:style-name="T11"><text:tab/>O código </text:span><text:span text:style-name="T17">não compila</text:span><text:span text:style-name="T11">, pois mesmo que saibamos que uma moto é um veículo, o que o compilador considera é que nem todo veículo é uma moto </text:span><text:span text:style-name="T13">(árvore de herança)</text:span><text:span text:style-name="T11">. Neste caso é necessário explicitar ao compilador que v é do tipo moto.</text:span></text:p>
      <text:p text:style-name="P19"/>
      <text:p text:style-name="P19"><text:tab/></text:p>
      <text:p text:style-name="P40"><text:span text:style-name="Source_20_Text"><text:span text:style-name="T42"><text:s text:c="5"/></text:span></text:span><text:span text:style-name="Source_20_Text"><text:span text:style-name="T43">class Moto extends </text:span></text:span><text:span text:style-name="Source_20_Text"><text:span text:style-name="T44">Veiculo</text:span></text:span><text:span text:style-name="Source_20_Text"><text:span text:style-name="T43"> {…}</text:span></text:span></text:p>
      <text:p text:style-name="P40"><text:span text:style-name="Source_20_Text"><text:span text:style-name="T43"/></text:span></text:p>
      <text:p text:style-name="P39"><text:span text:style-name="Source_20_Text"><text:span text:style-name="T42"><text:s text:c="5"/>Veiculo v = new Carro();</text:span></text:span></text:p>
      <text:p text:style-name="P38"><text:span text:style-name="Source_20_Text"><text:span text:style-name="T45"><text:s text:c="5"/>Moto m = </text:span></text:span><text:span text:style-name="Source_20_Text"><text:span text:style-name="T46">(Moto) </text:span></text:span><text:span text:style-name="Source_20_Text"><text:span text:style-name="T45">v; // agora compila, pai</text:span></text:span></text:p>
      <text:p text:style-name="P38"><text:span text:style-name="Source_20_Text"><text:span text:style-name="T45"/></text:span></text:p>
      <text:p text:style-name="Standard"><text:span text:style-name="T11"><text:tab/></text:span><text:span text:style-name="T18">Porém</text:span><text:span text:style-name="T12">, v está apontando para um objeto do tipo Carro, o que causará um erro de execução (ClassCastException), pois um carro não é uma moto.</text:span></text:p>
      <text:p text:style-name="P34"/>
      <text:p text:style-name="P35"><text:span text:style-name="T21">D</text:span><text:span text:style-name="T20">ICAS</text:span></text:p>
      <text:p text:style-name="Standard"><text:soft-page-break/>- muitos exercícios são sobre casting de referência. Uma dica é seguir o que é possível, impossível e óbvio;</text:p>
      <text:p text:style-name="Standard">- <text:span text:style-name="T49">se é óbvio que o casting funciona, isso é, se a conversão é sempre verdade, a autopromoção faz sozinha;</text:span></text:p>
      <text:p text:style-name="Standard">- <text:span text:style-name="T49">se o casting é possível mas nem sempre é verdade, o casting compila, mas pode lançar o erro em tempo de execução;</text:span></text:p>
      <text:p text:style-name="P23">- se o casting é impossível, isto é, ele nunca pode dar certo, o código não vai compilar nem com casting;</text:p>
      <text:p text:style-name="P23">- <text:span text:style-name="T27">instanceof </text:span><text:span text:style-name="T22">é uma boa forma de verificar se o casting será válido;</text:span></text:p>
      <text:p text:style-name="P23"><text:span text:style-name="T22">- </text:span><text:span text:style-name="T30">casting é opcional </text:span><text:span text:style-name="T24">quando se quer fazer um cast de um tipo igual ou mais genérico (acima) Ex: obedece a árvore de herança. </text:span><text:span text:style-name="T30">Casting é obrigatório </text:span><text:span text:style-name="T24">quando se quer fazer o cast de um tipo mais específico (abaixo);</text:span></text:p>
      <text:p text:style-name="P23"><text:span text:style-name="T24">- ao fazer o casting, </text:span><text:span text:style-name="T30">é importante </text:span><text:span text:style-name="T24">verificar a possibilidade do objeto 'casteado' se tornar o novo tipo, de acordo com a árvore de herança, ou seja, se existe algum relacionamento entre estes tipos/classes;</text:span></text:p>
      <text:p text:style-name="P24"/>
      <text:p text:style-name="P24"/>
      <text:p text:style-name="P24"/>
      <text:p text:style-name="P31">5 Use super and this to access objects and constructors (Use super e this para acessar objetos e construtores)</text:p>
      <text:p text:style-name="P31"/>
      <text:p text:style-name="P31">DICAS</text:p>
      <text:p text:style-name="P31"/>
      <text:p text:style-name="P25">- um construtor pode ser sobrecarregado e ter qualquer modificador de acesso, <text:span text:style-name="T63">porém deverá ter um não private, caso contrária a classe não será herdável</text:span>;</text:p>
      <text:p text:style-name="P25">- <text:span text:style-name="T50">a chamada de um construtor com </text:span><text:span text:style-name="T31">super </text:span><text:span text:style-name="T50">ou </text:span><text:span text:style-name="T31">this </text:span><text:span text:style-name="T50">só pode aparecer como a primeira instrução do construtor. Logo só se pode fazer uma chamada deste tipo;</text:span></text:p>
      <text:p text:style-name="P25">- <text:span text:style-name="T31">this</text:span><text:span text:style-name="T50">, além de ser usado para diferenciar variáveis membro de locais, pode também permitir acesso a variáveis de classes mãe, ou mais acima (</text:span><text:span text:style-name="T31">super </text:span><text:span text:style-name="T50">também é utilizado neste caso). Ex:</text:span></text:p>
      <text:p text:style-name="P25"/>
      <text:p text:style-name="P41"><text:span text:style-name="Source_20_Text">class A{</text:span></text:p>
      <text:p text:style-name="Preformatted_20_Text"><text:span text:style-name="Source_20_Text"><text:s text:c="4"/>int i = 5;</text:span></text:p>
      <text:p text:style-name="Preformatted_20_Text"><text:span text:style-name="Source_20_Text">}</text:span></text:p>
      <text:p text:style-name="Preformatted_20_Text"><text:span text:style-name="Source_20_Text">class Teste extends A{</text:span></text:p>
      <text:p text:style-name="Preformatted_20_Text"><text:span text:style-name="Source_20_Text"><text:s text:c="4"/>void roda(int i) {</text:span></text:p>
      <text:p text:style-name="Preformatted_20_Text"><text:span text:style-name="Source_20_Text"><text:s text:c="8"/>System.out.println(this.i); // imprime 5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ublic static void main() {</text:span></text:p>
      <text:p text:style-name="Preformatted_20_Text"><text:span text:style-name="Source_20_Text"><text:s text:c="8"/>new Teste().roda(3);</text:span></text:p>
      <text:p text:style-name="Preformatted_20_Text"><text:span text:style-name="Source_20_Text"><text:s text:c="4"/>}</text:span></text:p>
      <text:p text:style-name="P37"><text:span text:style-name="Source_20_Text">}</text:span></text:p>
      <text:p text:style-name="P37"/>
      <text:p text:style-name="P26">- <text:span text:style-name="T51">contextos estáticos </text:span><text:span text:style-name="T32">não possuem</text:span><text:span text:style-name="T51"> this nem super;</text:span></text:p>
      <text:p text:style-name="P26">- <text:span text:style-name="T51">se tratando de herança, a classe mãe precisa ter um construtor </text:span><text:span text:style-name="T32">vazio sem argumentos </text:span><text:span text:style-name="T51">para que se tenha a herança naturalmente, seja com o super() na classe filha explícito ou não. Caso contrário (construtor da classe mãe seja sobreescrito por um com argumentos) o mesmo terá que ser chamado </text:span><text:span text:style-name="T32">explicitamente </text:span><text:span text:style-name="T51"><text:s/>na classe filha;</text:span></text:p>
      <text:p text:style-name="P26">- <text:span text:style-name="T33">super </text:span><text:span text:style-name="T52">para chamar construtores acima, </text:span><text:span text:style-name="T33">this </text:span><text:span text:style-name="T52"><text:s/>para chamar construtores da mesma classe;</text:span></text:p>
      <text:p text:style-name="P26">- <text:span text:style-name="T33">super</text:span><text:span text:style-name="T52"> é para acessar métodos/atributos da classe pai;</text:span></text:p>
      <text:p text:style-name="P26">- <text:span text:style-name="T33">this </text:span><text:span text:style-name="T52">é para acessar métodos/atributos da classe filha (caso se herde uma classe com métodos/atributos não contidos na classe filha, estes agora farão parte da classe filha);</text:span></text:p>
      <text:p text:style-name="P26">- <text:span text:style-name="T52">não se pode chamar um construtor dentro de um método;</text:span></text:p>
      <text:p text:style-name="P26"/>
      <text:p text:style-name="P26"/>
      <text:p text:style-name="P26"/>
      <text:p text:style-name="P32">6 Use abstract classes and interfaces (Use classes abstratas e interface)</text:p>
      <text:p text:style-name="P32"/>
      <text:p text:style-name="P33">Classes abstratas</text:p>
      <text:p text:style-name="P32"/>
      <text:p text:style-name="P32">DICAS</text:p>
      <text:p text:style-name="P32"/>
      <text:p text:style-name="P28">- <text:span text:style-name="T57">métodos abstratos não podem ter corpo;</text:span></text:p>
      <text:p text:style-name="P28">- <text:span text:style-name="T37">só se pode instanciar</text:span><text:span text:style-name="T57"> uma classe abstrata se for herdada (sendo assim instanciada a classe que a herdou);</text:span></text:p>
      <text:p text:style-name="P28">- classes e métodos podem ser abstratos;</text:p>
      <text:p text:style-name="P28"><text:soft-page-break/>- se um<text:span text:style-name="T60">a</text:span> classe tem um método abstrato, a classe deve ser abstrata. Ex:</text:p>
      <text:p text:style-name="P28"/>
      <text:p text:style-name="P42"/>
      <text:p text:style-name="P42"/>
      <text:p text:style-name="P42"/>
      <text:p text:style-name="P42"><text:span text:style-name="Source_20_Text">// não compila, se tem método abstrato, tem que </text:span><text:span text:style-name="Source_20_Text"><text:span text:style-name="T61">ser abstrata também</text:span></text:span></text:p>
      <text:p text:style-name="Preformatted_20_Text"><text:span text:style-name="Source_20_Text">class ComMetodoAbstrato {</text:span></text:p>
      <text:p text:style-name="Preformatted_20_Text"><text:span text:style-name="Source_20_Text"><text:s text:c="4"/>public abstract void executa();</text:span></text:p>
      <text:p text:style-name="P37"><text:span text:style-name="Source_20_Text">}</text:span></text:p>
      <text:p text:style-name="P37"><text:span text:style-name="Source_20_Text"/></text:p>
      <text:p text:style-name="P27">- <text:span text:style-name="T53">uma classe abstrata não pode ser instanciada </text:span><text:span text:style-name="T34">diretamente </text:span><text:span text:style-name="T53">( new ClasseAbstrata(); // não compila);</text:span></text:p>
      <text:p text:style-name="P27"/>
      <text:p text:style-name="P27"/>
      <text:p text:style-name="P32">Métodos abstratos</text:p>
      <text:p text:style-name="P28"/>
      <text:p text:style-name="P28"><text:tab/>São métodos sem corpo, somente com definição. Uma classe que tem um ou mais métodos abstratos precisa ser abstrata também.</text:p>
      <text:p text:style-name="P28"/>
      <text:p text:style-name="P32">DICAS</text:p>
      <text:p text:style-name="P32"/>
      <text:p text:style-name="P28">- se for se herdar uma classe abstrata com métodos abstratos, a classe que o herda terá de implementar os métodos abstratos (se a classe não for abstrata). Se a classe não-abstrata herdar de uma abstrata e não implementar seus métodos, não irá compilar;</text:p>
      <text:p text:style-name="P28">- <text:span text:style-name="T54">se a classe for abstrata e não tiver métodos abstratos, ao ser herdada por uma classe que não é abstrata, </text:span><text:span text:style-name="T35">irá compilar normalmente</text:span><text:span text:style-name="T54">. Daria erro de compilação se a classe abstrata possuísse métodos abstratos;</text:span></text:p>
      <text:p text:style-name="P28">- <text:span text:style-name="T54">métodos abstratos herdados </text:span><text:span text:style-name="T35">são responsabilidades herdadas</text:span><text:span text:style-name="T54">, não se terá uma classe concreta enquando estes métodos não forem implementados;</text:span></text:p>
      <text:p text:style-name="P28">- <text:span text:style-name="T54">quando se herda de uma classe com métodos abstratos, tem de se escolher implementá-los, ou ser abstrato também e passá-lo adiante;</text:span></text:p>
      <text:p text:style-name="P28"/>
      <text:p text:style-name="P28"/>
      <text:p text:style-name="P33">Interfaces</text:p>
      <text:p text:style-name="P33"/>
      <text:p text:style-name="P29"><text:tab/>Interfaces são classes especiais que contém métodos que deverão ser implementados pelas classes concretas. Por padrão seus métodos são públicos e abstratos.</text:p>
      <text:p text:style-name="P29"/>
      <text:p text:style-name="P33">DICAS</text:p>
      <text:p text:style-name="P33"/>
      <text:p text:style-name="P29">- <text:span text:style-name="T57">métodos de interfaces não podem ter corpo;</text:span></text:p>
      <text:p text:style-name="P29">- ao se implementar uma interface, os métodos implementados devem se públicos;</text:p>
      <text:p text:style-name="P29">- <text:span text:style-name="T55">interfaces podem herdar de outras interfaces;</text:span></text:p>
      <text:p text:style-name="P29">- <text:span text:style-name="T55">interfaces podem conter variáveis. Todas elas são por padrão, </text:span><text:span text:style-name="T36">public final static</text:span><text:span text:style-name="T55">;</text:span></text:p>
      <text:p text:style-name="P30">- interfaces podem <text:span text:style-name="T27">herdar de várias interfaces</text:span> Ex:</text:p>
      <text:p text:style-name="P30"/>
      <text:p text:style-name="P43"><text:span text:style-name="Source_20_Text">interface A extends Runnable {}</text:span></text:p>
      <text:p text:style-name="Preformatted_20_Text"><text:span text:style-name="Source_20_Text">interface B extends Serializable {}</text:span></text:p>
      <text:p text:style-name="P37"><text:span text:style-name="Source_20_Text">interface C extends Runnable, Serializable {}</text:span></text:p>
      <text:p text:style-name="P36"><text:span text:style-name="Source_20_Text"><text:span text:style-name="T56">- porém uma interface não pode implementar outr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1:03:08.850078130</meta:creation-date>
    <dc:date>2018-08-12T23:26:41.793222738</dc:date>
    <meta:editing-duration>PT3H38M5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4" meta:paragraph-count="122" meta:word-count="1446" meta:character-count="8539" meta:non-whitespace-character-count="7132"/>
  </office:meta>
</office:document-meta>
</file>